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7fe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7fe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7fe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7fe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7fe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7fe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7fe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7fe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7fe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7fe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7fe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7fe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7fe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7fe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7fe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7fe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7fe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Sebastian Augusto Carapaica Fune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Girardot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9/1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413922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Dayana Alexandra Funes Olivero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04220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3.3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74" meta:non-whitespace-character-count="1007"/>
    <meta:template xlink:type="simple" xlink:actuate="onRequest" xlink:title="Normal" xlink:href=""/>
  </office:meta>
</office:document-meta>
</file>